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0d852b" officeooo:paragraph-rsid="00146395"/>
    </style:style>
    <style:style style:name="P2" style:family="paragraph" style:parent-style-name="Text_20_body">
      <style:text-properties officeooo:paragraph-rsid="00146395"/>
    </style:style>
    <style:style style:name="P3" style:family="paragraph" style:parent-style-name="Text_20_body">
      <style:text-properties officeooo:rsid="00146395" officeooo:paragraph-rsid="00146395"/>
    </style:style>
    <style:style style:name="P4" style:family="paragraph" style:parent-style-name="Text_20_body">
      <style:text-properties officeooo:rsid="00146395" officeooo:paragraph-rsid="0015d699"/>
    </style:style>
    <style:style style:name="P5" style:family="paragraph" style:parent-style-name="Text_20_body">
      <style:text-properties officeooo:rsid="0015d699" officeooo:paragraph-rsid="0015d699"/>
    </style:style>
    <style:style style:name="P6" style:family="paragraph" style:parent-style-name="Text_20_body">
      <style:text-properties style:use-window-font-color="true" fo:font-weight="normal" officeooo:rsid="0015d699" officeooo:paragraph-rsid="001686e1" style:font-weight-asian="normal" style:font-weight-complex="normal"/>
    </style:style>
    <style:style style:name="P7" style:family="paragraph" style:parent-style-name="Text_20_body">
      <style:text-properties officeooo:rsid="001686e1" officeooo:paragraph-rsid="001686e1"/>
    </style:style>
    <style:style style:name="P8" style:family="paragraph" style:parent-style-name="Text_20_body">
      <style:text-properties officeooo:rsid="0016967f" officeooo:paragraph-rsid="0016967f"/>
    </style:style>
    <style:style style:name="P9" style:family="paragraph" style:parent-style-name="Text_20_body">
      <style:text-properties officeooo:rsid="001b9c8a" officeooo:paragraph-rsid="001b9c8a"/>
    </style:style>
    <style:style style:name="P10" style:family="paragraph" style:parent-style-name="Text_20_body">
      <style:text-properties officeooo:rsid="00146395" officeooo:paragraph-rsid="001ce116"/>
    </style:style>
    <style:style style:name="P11" style:family="paragraph" style:parent-style-name="Heading_20_2">
      <style:text-properties officeooo:paragraph-rsid="00146395"/>
    </style:style>
    <style:style style:name="P12" style:family="paragraph" style:parent-style-name="Heading_20_2">
      <style:text-properties officeooo:rsid="000f46ba" officeooo:paragraph-rsid="00146395"/>
    </style:style>
    <style:style style:name="P13" style:family="paragraph" style:parent-style-name="Title">
      <style:text-properties officeooo:rsid="00146395" officeooo:paragraph-rsid="00146395"/>
    </style:style>
    <style:style style:name="T1" style:family="text">
      <style:text-properties officeooo:rsid="00149a13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color="#0000ff" fo:font-weight="bold" officeooo:rsid="00149a13" style:font-weight-asian="bold" style:font-weight-complex="bold"/>
    </style:style>
    <style:style style:name="T4" style:family="text">
      <style:text-properties officeooo:rsid="001686e1"/>
    </style:style>
    <style:style style:name="T5" style:family="text">
      <style:text-properties officeooo:rsid="0018544d"/>
    </style:style>
    <style:style style:name="T6" style:family="text">
      <style:text-properties officeooo:rsid="001a1748"/>
    </style:style>
    <style:style style:name="T7" style:family="text">
      <style:text-properties officeooo:rsid="001c25a3"/>
    </style:style>
    <style:style style:name="T8" style:family="text">
      <style:text-properties officeooo:rsid="001ce1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Balanced Parentheses</text:p>
      <text:p text:style-name="P1"/>
      <text:h text:style-name="P11" text:outline-level="2">Foreword</text:h>
      <text:p text:style-name="P3">Testing for balanced parentheses checks whether all parentheses in an equation are properly closed and balanced <text:span text:style-name="T4">can be greatly simplified by using a stack data structure.</text:span> The term parentheses in this case encompasses both parentheses, curly braces, and brackets. </text:p>
      <text:h text:style-name="Heading_20_4" text:outline-level="4">Examples</text:h>
      <text:p text:style-name="P3"><text:span text:style-name="T8">Some e</text:span>xample<text:span text:style-name="T8">s</text:span> of balanced parentheses <text:span text:style-name="T8">are</text:span>:</text:p>
      <text:p text:style-name="P10"><text:span text:style-name="T1">1. </text:span>(a + b)</text:p>
      <text:p text:style-name="P10"><text:span text:style-name="T1">2. </text:span>{ (a) + (b) }</text:p>
      <text:p text:style-name="P10"><text:span text:style-name="T1">3.</text:span> [n] (b)</text:p>
      <text:p text:style-name="P3"><text:span text:style-name="T8">Some examples </text:span>of unbalanced parentheses <text:span text:style-name="T8">are</text:span>:</text:p>
      <text:p text:style-name="P10"><text:span text:style-name="T1">1. </text:span>(b – c]</text:p>
      <text:p text:style-name="P10"><text:span text:style-name="T1">2.</text:span> { ( b * c ] }</text:p>
      <text:p text:style-name="P10"><text:s/><text:span text:style-name="T1">3.</text:span> [ c / b + a ] (x</text:p>
      <text:h text:style-name="P12" text:outline-level="2">Synopsis</text:h>
      <text:p text:style-name="P4">The user is prompted to enter an expression <text:span text:style-name="T1">containing a number of parentheses. Since we only test for correct closing of opening parens we can ignore any other characters in the input. </text:span></text:p>
      <text:p text:style-name="P4"><text:span text:style-name="T1">The set of opening parentheses is </text:span><text:span text:style-name="T3">| </text:span><text:span text:style-name="T1">( , { , [ </text:span><text:span text:style-name="T3">|</text:span></text:p>
      <text:p text:style-name="P5">The corresponding set of closing parentheses is <text:span text:style-name="T2">| </text:span><text:s/>), }, ] <text:span text:style-name="T2">|</text:span></text:p>
      <text:p text:style-name="P6"><text:span text:style-name="T4">During the first iteration, i</text:span>f the first parenthesis found on the input is a member of closing set, we return <text:span text:style-name="T4">false.</text:span> <text:span text:style-name="T4">A</text:span> valid expression <text:span text:style-name="T4">must begin with an opening parenthesis</text:span>. <text:span text:style-name="T4">H</text:span>owever, <text:span text:style-name="T4">if it is</text:span> a member of the opening set, we will <text:span text:style-name="T4">do a </text:span>push <text:span text:style-name="T4">operation</text:span>.</text:p>
      <text:p text:style-name="P6"><text:s/>During the next iteration, if the parenthesis is a member of the opening set, a push operation is performed. However, if the parenthesis is a member of the closing set, we will compare it to the parenthesis at the top of the stack. If it is a corresponding closing member, <text:s/>then a pop operation is executed. If the stack is empty after the previous pop operation, then we return <text:span text:style-name="T4">true</text:span>, indicating that the expression is balanced. <text:span text:style-name="T4">If not a corresponding member we return false.</text:span></text:p>
      <text:h text:style-name="P11" text:outline-level="2"><text:soft-page-break/></text:h>
      <text:p text:style-name="P2"/>
      <text:h text:style-name="P11" text:outline-level="2"/>
      <text:h text:style-name="P11" text:outline-level="2">Pseudo code</text:h>
      <text:p text:style-name="P8">areParenthesesBalanced expression:</text:p>
      <text:p text:style-name="P8">index;</text:p>
      <text:p text:style-name="P8">for index is 0; index &lt; MAXLEN ; index+=1</text:p>
      <text:p text:style-name="P8"><text:tab/>if expression[index] is in the set of opening characters</text:p>
      <text:p text:style-name="P8"><text:tab/><text:tab/>push expression[index]</text:p>
      <text:p text:style-name="P8"><text:tab/>else if expression[index] is in the set of closing characters</text:p>
      <text:p text:style-name="P8"><text:tab/><text:tab/>if stack is empty OR expression[index] is not a match</text:p>
      <text:p text:style-name="P8"><text:tab/><text:tab/><text:tab/>return <text:span text:style-name="T6">false</text:span></text:p>
      <text:p text:style-name="P8"><text:tab/><text:span text:style-name="T5">else</text:span></text:p>
      <text:p text:style-name="P8"><text:tab/><text:tab/><text:span text:style-name="T5">pop </text:span></text:p>
      <text:p text:style-name="P8"><text:tab/><text:span text:style-name="T5">if stack is empty AND expression[index + 1] is '\0'</text:span></text:p>
      <text:p text:style-name="P8"><text:tab/><text:tab/><text:span text:style-name="T6">return true</text:span></text:p>
      <text:p text:style-name="P9">return <text:span text:style-name="T7">value from isEmpty</text:span></text:p>
      <text:p text:style-name="P7"/>
      <text:p text:style-name="P2"/>
      <text:h text:style-name="P1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knawg63 </meta:initial-creator>
    <meta:creation-date>2016-06-24T18:58:48.875662656</meta:creation-date>
    <dc:date>2016-06-24T21:20:31.045474365</dc:date>
    <dc:creator>darknawg63 </dc:creator>
    <meta:editing-duration>PT20M43S</meta:editing-duration>
    <meta:editing-cycles>6</meta:editing-cycles>
    <meta:generator>LibreOffice/5.0.6.2$Linux_X86_64 LibreOffice_project/00$Build-2</meta:generator>
    <meta:document-statistic meta:table-count="0" meta:image-count="0" meta:object-count="0" meta:page-count="2" meta:paragraph-count="32" meta:word-count="341" meta:character-count="1901" meta:non-whitespace-character-count="1569"/>
  </office:meta>
</office:document-meta>
</file>